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3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3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32" table:default-cell-style-name="ce1"/>
        <table:table-column table:style-name="co4" table:default-cell-style-name="ce1"/>
        <table:table-column table:style-name="co1" table:number-columns-repeated="981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0">
            <text:p>0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4">
            <text:p>4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3">
            <text:p>3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4">
            <text:p>4</text:p>
          </table:table-cell>
          <table:table-cell table:style-name="ce15" table:formula="of:=COUNTIF([.Z4:.Z52];&quot;x&quot;)" office:value-type="float" office:value="4">
            <text:p>4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#x&quot;)" office:value-type="float" office:value="0">
            <text:p>0</text:p>
          </table:table-cell>
          <table:table-cell table:style-name="ce15" table:formula="of:=COUNTIF([.AF4:.AF52];&quot;#x&quot;)" office:value-type="float" office:value="0">
            <text:p>0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4">
            <text:p>4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2">
            <text:p>2</text:p>
          </table:table-cell>
          <table:table-cell table:style-name="ce15" table:formula="of:=COUNTIF([.AP4:.AP52];&quot;x&quot;)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number-columns-repeated="9"/>
          <table:table-cell table:style-name="ce12" office:value-type="string">
            <text:p>sum (o)</text:p>
          </table:table-cell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2">
            <text:p>2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5T16:55:09.63">
            <text:p>2021/4/15 16:55</text:p>
          </table:table-cell>
          <table:table-cell table:style-name="ce13" table:number-columns-repeated="5"/>
          <table:table-cell table:style-name="ce13" office:value-type="date" office:date-value="2021-04-15T14:36:21.9">
            <text:p>0415</text:p>
          </table:table-cell>
          <table:table-cell table:style-name="ce13" office:value-type="date" office:date-value="2021-04-14T11:28:28.25">
            <text:p>0414</text:p>
          </table:table-cell>
          <table:table-cell table:style-name="ce13" office:value-type="date" office:date-value="2021-04-13T10:32:05.74">
            <text:p>0413</text:p>
          </table:table-cell>
          <table:table-cell table:style-name="ce13" office:value-type="date" office:date-value="2021-04-12T13:05:47.23">
            <text:p>0412</text:p>
          </table:table-cell>
          <table:table-cell table:style-name="ce13" office:value-type="date" office:date-value="2021-04-11T13:01:57.92">
            <text:p>0411</text:p>
          </table:table-cell>
          <table:table-cell table:style-name="ce13" office:value-type="date" office:date-value="2021-04-10T09:40:04.790001">
            <text:p>0410</text:p>
          </table:table-cell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15T16:55:09.63">
            <text:p>0415 <text:s/>1655</text:p>
          </table:table-cell>
          <table:table-cell table:number-columns-repeated="981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4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Q4:.AO4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5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Q5:.AO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formula="of:=TODAY()" office:value-type="date" office:date-value="2021-04-15">
            <text:p>4月15日</text:p>
          </table:table-cell>
          <table:table-cell table:number-columns-repeated="98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Q6:.AO6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7]-[.F7]" office:value-type="time" office:time-value="PT00H05M55.48S">
            <text:p>05:55.48</text:p>
          </table:table-cell>
          <table:table-cell table:style-name="ce11"/>
          <table:table-cell table:formula="of:=COUNTIF([.Q7:.AO7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Q8:.AO8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Q9:.AO9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 / tomorrow I will work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I10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Q10:.AO10];&quot;x&quot;)" office:value-type="float" office:value="1">
            <text:p>1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65">
            <text:p>0415 <text:s/>1655</text:p>
          </table:table-cell>
          <table:table-cell table:number-columns-repeated="981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11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Q11:.AO11];&quot;x&quot;)" office:value-type="float" office:value="1">
            <text:p>1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5T16:55:09.65">
            <text:p>0415 <text:s/>1655</text:p>
          </table:table-cell>
          <table:table-cell table:number-columns-repeated="981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2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Q12:.AO12];&quot;x&quot;)" office:value-type="float" office:value="1">
            <text:p>1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65">
            <text:p>0415 <text:s/>1655</text:p>
          </table:table-cell>
          <table:table-cell table:number-columns-repeated="981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5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13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Q13:.AO13];&quot;x&quot;)" office:value-type="float" office:value="1">
            <text:p>1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65">
            <text:p>0415 <text:s/>1655</text:p>
          </table:table-cell>
          <table:table-cell table:number-columns-repeated="98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1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Q14:.AO14];&quot;x&quot;)" office:value-type="float" office:value="2">
            <text:p>2</text:p>
          </table:table-cell>
          <table:table-cell table:style-name="ce17" table:number-columns-repeated="8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5T16:55:09.65">
            <text:p>2021/4/15 16:55</text:p>
          </table:table-cell>
          <table:table-cell table:number-columns-repeated="98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1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Q15:.AO15];&quot;x&quot;)" office:value-type="float" office:value="2">
            <text:p>2</text:p>
          </table:table-cell>
          <table:table-cell table:style-name="ce17" table:number-columns-repeated="8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5T16:55:09.65">
            <text:p>2021/4/15 16:55</text:p>
          </table:table-cell>
          <table:table-cell table:number-columns-repeated="98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Q16:.AO16];&quot;x&quot;)" office:value-type="float" office:value="2">
            <text:p>2</text:p>
          </table:table-cell>
          <table:table-cell table:style-name="ce17" table:number-columns-repeated="20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Q17:.AO17];&quot;x&quot;)" office:value-type="float" office:value="2">
            <text:p>2</text:p>
          </table:table-cell>
          <table:table-cell table:style-name="ce17" table:number-columns-repeated="20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Q18:.AO18];&quot;x&quot;)" office:value-type="float" office:value="2">
            <text:p>2</text:p>
          </table:table-cell>
          <table:table-cell table:style-name="ce14" table:number-columns-repeated="20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Q19:.AO19];&quot;x&quot;)" office:value-type="float" office:value="2">
            <text:p>2</text:p>
          </table:table-cell>
          <table:table-cell table:style-name="ce14" table:number-columns-repeated="14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Q20:.AO20];&quot;x&quot;)" office:value-type="float" office:value="2">
            <text:p>2</text:p>
          </table:table-cell>
          <table:table-cell table:style-name="ce14" table:number-columns-repeated="14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21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Q21:.AO21];&quot;x&quot;)" office:value-type="float" office:value="2">
            <text:p>2</text:p>
          </table:table-cell>
          <table:table-cell table:style-name="ce14" table:number-columns-repeated="14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2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Q22:.AO22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2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Q23:.AO23];&quot;x&quot;)" office:value-type="float" office:value="2">
            <text:p>2</text:p>
          </table:table-cell>
          <table:table-cell table:style-name="ce14" table:number-columns-repeated="19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2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Q24:.AO24];&quot;x&quot;)" office:value-type="float" office:value="2">
            <text:p>2</text:p>
          </table:table-cell>
          <table:table-cell table:style-name="ce14" table:number-columns-repeated="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2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Q25:.AO25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2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Q26:.AO26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2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Q27:.AO27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I2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Q28:.AO28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15T16:55:09.68">
            <text:p>2021/4/15 16:55</text:p>
          </table:table-cell>
          <table:table-cell table:number-columns-repeated="98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2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Q29:.AO29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3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Q30:.AO30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31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Q31:.AO31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32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Q32:.AO32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3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Q33:.AO33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3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Q34:.AO34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3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Q35:.AO35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3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Q36:.AO36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3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Q37:.AO37];&quot;x&quot;)" office:value-type="float" office:value="2">
            <text:p>2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38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Q38:.AO38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39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Q39:.AO39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Q40:.AO40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Q41:.AO41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1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Q42:.AO42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5" office:value-type="string">
            <text:p>now, later, before. / I eat now. I will go later. I went there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Q43:.AO43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71">
            <text:p>0415 <text:s/>1655</text:p>
          </table:table-cell>
          <table:table-cell table:number-columns-repeated="981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Q44:.AO44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15T16:55:09.71">
            <text:p>0415 <text:s/>1655</text:p>
          </table:table-cell>
          <table:table-cell table:number-columns-repeated="981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Q45:.AO45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5T16:55:09.71">
            <text:p>0415 <text:s/>1655</text:p>
          </table:table-cell>
          <table:table-cell table:number-columns-repeated="981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Q46:.AO46];&quot;x&quot;)" office:value-type="float" office:value="2">
            <text:p>2</text:p>
          </table:table-cell>
          <table:table-cell table:style-name="ce14" table:number-columns-repeated="18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71">
            <text:p>0415 <text:s/>1655</text:p>
          </table:table-cell>
          <table:table-cell table:number-columns-repeated="981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6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Q47:.AO47];&quot;x&quot;)" office:value-type="float" office:value="2">
            <text:p>2</text:p>
          </table:table-cell>
          <table:table-cell table:style-name="ce14" table:number-columns-repeated="20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15T16:55:09.72">
            <text:p>0415 <text:s/>1655</text:p>
          </table:table-cell>
          <table:table-cell table:number-columns-repeated="981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8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Q48:.AO48];&quot;x&quot;)" office:value-type="float" office:value="3">
            <text:p>3</text:p>
          </table:table-cell>
          <table:table-cell table:style-name="ce14" table:number-columns-repeated="19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15T16:55:09.72">
            <text:p>0415 <text:s/>1655</text:p>
          </table:table-cell>
          <table:table-cell table:number-columns-repeated="98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9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Q49:.AO49];&quot;x&quot;)" office:value-type="float" office:value="4">
            <text:p>4</text:p>
          </table:table-cell>
          <table:table-cell table:style-name="ce17" table:number-columns-repeated="19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1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6" office:value-type="string">
            <text:p>can you bring that rope on the board to here?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I50];&quot;&gt;0&quot;)" office:value-type="float" office:value="0">
            <text:p>0</text:p>
          </table:table-cell>
          <table:table-cell table:style-name="ce8" office:value-type="date" office:date-value="2021-04-11T13:04:38.88">
            <text:p>0411 <text:s/>1304</text:p>
          </table:table-cell>
          <table:table-cell table:style-name="ce8"/>
          <table:table-cell/>
          <table:table-cell table:style-name="ce11"/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72">
            <text:p>0415 <text:s/>1655</text:p>
          </table:table-cell>
          <table:table-cell table:number-columns-repeated="981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2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72">
            <text:p>0415 <text:s/>1655</text:p>
          </table:table-cell>
          <table:table-cell table:number-columns-repeated="981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3" table:formula="of:=COUNTIF([.I52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2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5T16:55:09.72">
            <text:p>0415 <text:s/>1655</text:p>
          </table:table-cell>
          <table:table-cell table:number-columns-repeated="981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table:style-name="ce9" table:formula="of:=NOW()" office:value-type="date" office:date-value="2021-04-15T16:55:09.72">
            <text:p>0415 <text:s/>1655</text:p>
          </table:table-cell>
          <table:table-cell office:value-type="string">
            <text:p>*</text:p>
          </table:table-cell>
          <table:table-cell table:number-columns-repeated="98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AC49:.AO49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4" table:default-cell-style-name="ce19"/>
        <table:table-column table:style-name="co1" table:default-cell-style-name="ce19"/>
        <table:table-column table:style-name="co4" table:default-cell-style-name="ce1"/>
        <table:table-column table:style-name="co4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0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">
            <text:p>0415 <text:s/>1655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">
            <text:p>0415 <text:s/>165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2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3">
            <text:p>0415 <text:s/>1655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3">
            <text:p>0415 <text:s/>165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3">
            <text:p>0415 <text:s/>1655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3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5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6">
            <text:p>0415 <text:s/>1655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88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9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9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9">
            <text:p>0415 <text:s/>1655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9">
            <text:p>0415 <text:s/>16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9"/>
          <table:table-cell/>
          <table:table-cell table:style-name="ce8"/>
          <table:table-cell table:style-name="ce24" table:formula="of:=NOW()" office:value-type="date" office:date-value="2021-04-15T16:55:09.9">
            <text:p>0415 <text:s/>1655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7" office:value-type="string">
            <text:p>Nie kupiłem wczoraj.</text:p>
          </table:table-cell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8" office:value-type="string">
            <text:p>매끄럽게 연주 할 것인지, 음을 불어 내기 전에 숨을 멈출 것인지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7" office:value-type="string">
            <text:p>I karmiła koty.</text:p>
          </table:table-cell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8" office:value-type="string">
            <text:p>거기 고양이 두 마리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8" office:value-type="string">
            <text:p>나는 그들에게 음식을 준다.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0">
            <text:p>26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1">
            <text:p>26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2">
            <text:p>26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3">
            <text:p>26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5">
            <text:p>26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6">
            <text:p>26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7">
            <text:p>26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8">
            <text:p>26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9">
            <text:p>26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0">
            <text:p>27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2">
            <text:p>27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3">
            <text:p>27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9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6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5T16:55:07.12">
            <text:p>0415 <text:s/>1655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5T16:55:10.05">
            <text:p>0415 <text:s/>1655</text:p>
          </table:table-cell>
          <table:table-cell table:style-name="ce24" table:formula="of:=NOW()" office:value-type="date" office:date-value="2021-04-15T16:55:10.05">
            <text:p>0415 <text:s/>1655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5T16:55:10.05">
            <text:p>0415 <text:s/>165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6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3" table:default-cell-style-name="ce19"/>
        <table:table-column table:style-name="co15" table:number-columns-repeated="11" table:default-cell-style-name="ce1"/>
        <table:table-column table:style-name="co4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42" office:value-type="date" office:date-value="2021-03-20T14:36:31.78">
            <text:p>0320</text:p>
          </table:table-cell>
          <table:table-cell table:style-name="ce42" office:value-type="date" office:date-value="2021-03-21T10:50:44.88">
            <text:p>0321</text:p>
          </table:table-cell>
          <table:table-cell table:style-name="ce42" office:value-type="date" office:date-value="2021-03-22T16:19:02.51">
            <text:p>0322</text:p>
          </table:table-cell>
          <table:table-cell table:style-name="ce42" office:value-type="date" office:date-value="2021-03-23T09:01:30.66">
            <text:p>0323</text:p>
          </table:table-cell>
          <table:table-cell table:style-name="ce42" office:value-type="date" office:date-value="2021-03-24T14:23:17.96">
            <text:p>0324</text:p>
          </table:table-cell>
          <table:table-cell table:style-name="ce42" office:value-type="date" office:date-value="2021-03-25T12:57:57.93">
            <text:p>0325</text:p>
          </table:table-cell>
          <table:table-cell table:style-name="ce42" table:number-columns-repeated="4"/>
          <table:table-cell table:style-name="ce24" table:formula="of:=NOW()" office:value-type="date" office:date-value="2021-04-15T16:55:10.11">
            <text:p>0415 <text:s/>1655</text:p>
          </table:table-cell>
          <table:table-cell table:number-columns-repeated="1009"/>
        </table:table-row>
        <table:table-row table:style-name="ro37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3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5T16:55:10.11">
            <text:p>0415 <text:s/>1655</text:p>
          </table:table-cell>
          <table:table-cell table:number-columns-repeated="1009"/>
        </table:table-row>
        <table:table-row table:style-name="ro37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3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5T16:55:10.11">
            <text:p>0415 <text:s/>1655</text:p>
          </table:table-cell>
          <table:table-cell table:number-columns-repeated="1009"/>
        </table:table-row>
        <table:table-row table:style-name="ro37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39"/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37">
          <table:table-cell table:style-name="ce41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39"/>
          <table:table-cell table:style-name="ce1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37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39"/>
          <table:table-cell table:style-name="ce18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37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39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37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39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4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number-columns-repeated="5" table:style-name="ce43" office:value-type="string">
            <text:p>#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9"/>
          <table:table-cell table:style-name="ce11"/>
          <table:table-cell table:style-name="ce8" table:number-columns-repeated="5"/>
          <table:table-cell table:style-name="ce43" table:number-columns-repeated="5"/>
          <table:table-cell table:style-name="ce24" table:formula="of:=NOW()" office:value-type="date" office:date-value="2021-04-15T16:55:10.13">
            <text:p>0415 <text:s/>165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9" table:formula="of:=NOW()" office:value-type="date" office:date-value="2021-04-15T16:55:10.11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table:style-name="ce24" table:formula="of:=NOW()" office:value-type="date" office:date-value="2021-04-15T16:55:10.13">
            <text:p>0415 <text:s/>1655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9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2021/04/15</text:date>, <text:time>16:55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5T16:55:09.26</dc:date>
    <dc:creator>iwabuchi ken</dc:creator>
    <meta:editing-duration>P1DT10H17M54S</meta:editing-duration>
    <meta:editing-cycles>219</meta:editing-cycles>
    <meta:generator>OpenOffice/4.1.3$Win32 OpenOffice.org_project/413m1$Build-9783</meta:generator>
    <meta:document-statistic meta:table-count="3" meta:cell-count="2215" meta:object-count="0"/>
  </office:meta>
</office:document-meta>
</file>